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93c0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5" style:family="paragraph" style:parent-style-name="Contents_20_Heading">
      <style:text-properties fo:language="en" fo:country="US"/>
    </style:style>
    <style:style style:name="P6" style:family="paragraph" style:parent-style-name="Footer">
      <style:paragraph-properties>
        <style:tab-stops>
          <style:tab-stop style:position="8.5cm" style:type="center"/>
          <style:tab-stop style:position="17.147cm" style:type="right"/>
        </style:tab-stops>
      </style:paragraph-properties>
      <style:text-properties fo:language="en" fo:country="US"/>
    </style:style>
    <style:style style:name="P7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8" style:family="paragraph" style:parent-style-name="Header">
      <style:text-properties fo:language="en" fo:country="US"/>
    </style:style>
    <style:style style:name="P9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1" style:list-style-name="">
      <style:paragraph-properties fo:text-align="start" style:justify-single-word="false"/>
      <style:text-properties fo:language="en" fo:country="US"/>
    </style:style>
    <style:style style:name="P12" style:family="paragraph" style:parent-style-name="Heading_20_1">
      <style:paragraph-properties fo:break-before="page"/>
      <style:text-properties fo:language="en" fo:country="US" officeooo:paragraph-rsid="000393c0"/>
    </style:style>
    <style:style style:name="P13" style:family="paragraph" style:parent-style-name="Notas_20_Informativas">
      <style:text-properties fo:language="en" fo:country="US"/>
    </style:style>
    <style:style style:name="P14" style:family="paragraph" style:parent-style-name="Standard">
      <style:paragraph-properties fo:text-align="end" style:justify-single-word="false"/>
      <style:text-properties fo:color="#eeeeee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text-transform="uppercase" fo:color="#336633" style:font-name="Calibri1" fo:font-size="24pt" fo:language="en" fo:country="US" fo:font-weight="bold" style:font-size-asian="24pt" style:font-weight-asian="bold" style:font-size-complex="24pt" style:font-weight-complex="bold"/>
    </style:style>
    <style:style style:name="P17" style:family="paragraph" style:parent-style-name="Standard">
      <style:text-properties fo:color="#336633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8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19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0" style:family="paragraph" style:parent-style-name="Standard" style:master-page-name="First_20_Page">
      <style:paragraph-properties style:page-number="auto"/>
      <style:text-properties fo:language="en" fo:country="US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22" style:family="paragraph" style:parent-style-name="Standard" style:master-page-name="Index">
      <style:paragraph-properties style:page-number="auto"/>
      <style:text-properties fo:language="en" fo:country="US"/>
    </style:style>
    <style:style style:name="P2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4" style:family="paragraph" style:parent-style-name="Standard" style:master-page-name="Standard">
      <style:paragraph-properties style:page-number="auto"/>
      <style:text-properties fo:language="en" fo:country="US"/>
    </style:style>
    <style:style style:name="P25" style:family="paragraph" style:parent-style-name="Text_20_body">
      <style:text-properties fo:color="#336633" fo:font-size="14pt" fo:language="en" fo:country="US" style:font-size-asian="14pt" style:font-size-complex="14pt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ext_20_body" style:list-style-name="L1">
      <style:text-properties fo:language="en" fo:country="US"/>
    </style:style>
    <style:style style:name="P28" style:family="paragraph" style:parent-style-name="Text_20_body" style:list-style-name="L2">
      <style:text-properties fo:language="en" fo:country="US"/>
    </style:style>
    <style:style style:name="P29" style:family="paragraph" style:parent-style-name="Text_20_body" style:list-style-name="L3">
      <style:text-properties fo:language="en" fo:country="US"/>
    </style:style>
    <style:style style:name="P30" style:family="paragraph" style:parent-style-name="Text_20_body" style:list-style-name="L3">
      <style:text-properties fo:language="en" fo:country="US" officeooo:rsid="000393c0" officeooo:paragraph-rsid="000393c0"/>
    </style:style>
    <style:style style:name="P31" style:family="paragraph" style:parent-style-name="Text_20_body">
      <style:text-properties fo:language="en" fo:country="US" officeooo:rsid="000393c0" officeooo:paragraph-rsid="000393c0"/>
    </style:style>
    <style:style style:name="P32" style:family="paragraph" style:parent-style-name="Text_20_body" style:list-style-name="L4">
      <style:text-properties fo:language="en" fo:country="US" officeooo:rsid="000393c0" officeooo:paragraph-rsid="000393c0"/>
    </style:style>
    <style:style style:name="P33" style:family="paragraph" style:parent-style-name="Text_20_body" style:list-style-name="L4">
      <style:text-properties fo:language="en" fo:country="US"/>
    </style:style>
    <style:style style:name="P34" style:family="paragraph" style:parent-style-name="Text_20_body" style:list-style-name="L2">
      <style:paragraph-properties fo:margin-top="0.101cm" fo:margin-bottom="0.21cm" loext:contextual-spacing="false"/>
      <style:text-properties fo:language="en" fo:country="US"/>
    </style:style>
    <style:style style:name="P35" style:family="paragraph" style:parent-style-name="Text_20_body" style:list-style-name="L2">
      <style:paragraph-properties fo:margin-top="0.101cm" fo:margin-bottom="0.21cm" loext:contextual-spacing="false"/>
      <style:text-properties fo:language="en" fo:country="US" officeooo:rsid="000393c0" officeooo:paragraph-rsid="000393c0"/>
    </style:style>
    <style:style style:name="P36" style:family="paragraph" style:parent-style-name="Text_20_body" style:list-style-name="L2">
      <style:paragraph-properties fo:margin-top="0.101cm" fo:margin-bottom="0.21cm" loext:contextual-spacing="false"/>
      <style:text-properties fo:language="en" fo:country="US" officeooo:rsid="000393c0" officeooo:paragraph-rsid="000b0a5e"/>
    </style:style>
    <style:style style:name="P3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40" style:family="paragraph" style:parent-style-name="Titulo">
      <style:text-properties fo:language="en" fo:country="U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fo:language="en" fo:country="US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fo:language="en" fo:country="US" style:font-size-asian="12pt" style:font-size-complex="12pt"/>
    </style:style>
    <style:style style:name="T11" style:family="text">
      <style:text-properties officeooo:rsid="000393c0"/>
    </style:style>
    <style:style style:name="T12" style:family="text">
      <style:text-properties officeooo:rsid="0005cc93"/>
    </style:style>
    <style:style style:name="T13" style:family="text">
      <style:text-properties officeooo:rsid="00062a59"/>
    </style:style>
    <style:style style:name="T14" style:family="text">
      <style:text-properties officeooo:rsid="00069b4d"/>
    </style:style>
    <style:style style:name="T15" style:family="text">
      <style:text-properties officeooo:rsid="0007206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393c0"/>
    </style:style>
    <style:style style:name="T18" style:family="text">
      <style:text-properties fo:language="en" fo:country="US" officeooo:rsid="00084a7f"/>
    </style:style>
    <style:style style:name="T19" style:family="text">
      <style:text-properties officeooo:rsid="00084a7f"/>
    </style:style>
    <style:style style:name="T20" style:family="text">
      <style:text-properties officeooo:rsid="0009576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4"/>
          <text:p text:style-name="P14"><text:user-field-get text:name="Modulo">Computer Systems</text:user-field-get></text:p>
          <text:p text:style-name="P14">CFGS DAW</text:p>
        </draw:text-box>
      </draw:frame>
      <text:p text:style-name="P20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15"/>
      <text:p text:style-name="P15"/>
      <text:p text:style-name="P15"/>
      <text:p text:style-name="P16">Unit 10.<text:user-field-get text:name="Tema">Linux</text:user-field-get></text:p>
      <text:p text:style-name="P17">Study guid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>Alfredo Oltra / Sergio García</text:p>
      <text:p text:style-name="P3"><text:span text:style-name="T6"><text:s/></text:span><text:a xlink:type="simple" xlink:href="mailto:mail@ceedcv.e" text:style-name="Internet_20_link" text:visited-style-name="Visited_20_Internet_20_Link"><text:span text:style-name="T10">alfredo.oltra</text:span></text:a><text:a xlink:type="simple" xlink:href="mailto:mail@ceedcv.e" text:style-name="Internet_20_link" text:visited-style-name="Visited_20_Internet_20_Link"><text:span text:style-name="T10">@ceedcv.e</text:span></text:a><text:span text:style-name="T8">s</text:span></text:p>
      <text:p text:style-name="P38">201<text:span text:style-name="T15">9</text:span>/20<text:span text:style-name="T15">20</text:span></text:p>
      <text:p text:style-name="P21"><text:tab/><text:tab/><text:tab/><text:tab/><text:tab/><text:tab/><text:tab/><text:tab/><text:tab/><text:tab/>Versión:<text:date style:data-style-name="N104" text:date-value="2019-09-27T12:11:23.358056028">190927</text:date>.<text:time style:data-style-name="N105" text:time-value="2019-09-27T12:11:23.358220104">1207</text:time></text:p>
      <text:p text:style-name="P18"/>
      <text:p text:style-name="P15"/>
      <text:p text:style-name="P15"/>
      <text:p text:style-name="P15"/>
      <text:p text:style-name="P22"/>
      <text:p text:style-name="P25">Licencia</text:p>
      <text:p text:style-name="P15"/>
      <text:p text:style-name="P23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9"/>
      <text:p text:style-name="P19"><text:s/></text:p>
      <text:p text:style-name="P25">Nomenclatura</text:p>
      <text:p text:style-name="P2"/>
      <text:p text:style-name="P2">A lo largo de este tema se utilizarán distintos símbolos para distinguir elementos importantes dentro del contenido. Estos símbolos son:</text:p>
      <text:p text:style-name="P2"/>
      <text:p text:style-name="P13"><text:span text:style-name="T3"> </text:span>Importante</text:p>
      <text:p text:style-name="P39"/>
      <text:p text:style-name="P13"><text:span text:style-name="T3"> </text:span>Atención</text:p>
      <text:p text:style-name="P39"/>
      <text:p text:style-name="P13"><text:span text:style-name="T3"></text:span> <text:s/>Interesante</text:p>
      <text:h text:style-name="P10" text:outline-level="1" text:is-list-header="true"/>
      <text:p text:style-name="P15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5">Índice de contenido</text:p>
          </text:index-title>
          <text:p text:style-name="P4">1. Data<text:tab/>4</text:p>
          <text:p text:style-name="P4">2. Previous knowledge<text:tab/>4</text:p>
          <text:p text:style-name="P4">3. Objectives<text:tab/>4</text:p>
          <text:p text:style-name="P4">4. Contents<text:tab/>5</text:p>
          <text:p text:style-name="P4">5. Activities<text:tab/>5</text:p>
          <text:p text:style-name="P4">6. Recommendations<text:tab/>5</text:p>
        </text:index-body>
      </text:table-of-content>
      <text:p text:style-name="P15"/>
      <text:p text:style-name="P24"/>
      <text:p text:style-name="P40">UD0<text:user-field-get text:name="NumeroTema">10</text:user-field-get>. <text:user-field-get text:name="Tema">Linux</text:user-field-get></text:p>
      <text:h text:style-name="P10" text:outline-level="1"><text:span text:style-name="T12">D</text:span>ata</text:h>
      <text:p text:style-name="P2">From <text:span text:style-name="T14">03</text:span>/02/20<text:span text:style-name="T15">20</text:span> to <text:span text:style-name="T15">23</text:span>/03/20<text:span text:style-name="T15">20</text:span>. The length of <text:span text:style-name="T14">this</text:span> unit is <text:span text:style-name="T15">3</text:span> weeks (<text:span text:style-name="T15">24</text:span> hours).</text:p>
      <text:h text:style-name="P10" text:outline-level="1">Previous knowledge</text:h>
      <text:list xml:id="list2360521666" text:style-name="L1">
        <text:list-item>
          <text:p text:style-name="P27">Unit 5. Fundamentals of operating systems.</text:p>
        </text:list-item>
        <text:list-item>
          <text:p text:style-name="P27">Unit 6. Virtual machines</text:p>
        </text:list-item>
        <text:list-item>
          <text:p text:style-name="P27">Unit 7. Windows administration</text:p>
        </text:list-item>
      </text:list>
      <text:h text:style-name="P10" text:outline-level="1">Objectives</text:h>
      <text:list xml:id="list3346095970" text:style-name="L2">
        <text:list-item>
          <text:p text:style-name="P28">To learn what is Linux.</text:p>
        </text:list-item>
        <text:list-item>
          <text:p text:style-name="P28">To learn what is a distribution.</text:p>
        </text:list-item>
        <text:list-item>
          <text:p text:style-name="P28">To learn the different types of licenses.</text:p>
        </text:list-item>
        <text:list-item>
          <text:p text:style-name="P28">To learn how to install <text:span text:style-name="T20">Linux.</text:span></text:p>
        </text:list-item>
        <text:list-item>
          <text:p text:style-name="P28">To learn how <text:span text:style-name="T20">Linux</text:span> calls the devices.</text:p>
        </text:list-item>
        <text:list-item>
          <text:p text:style-name="P34">To learn how to create several partitions.</text:p>
        </text:list-item>
        <text:list-item>
          <text:p text:style-name="P34">To learn how to <text:span text:style-name="T20">install</text:span> programs in Linux.</text:p>
        </text:list-item>
        <text:list-item>
          <text:p text:style-name="P35">To learn basic Linux commands.</text:p>
        </text:list-item>
        <text:list-item>
          <text:p text:style-name="P36">To learn how to manage users and groups.</text:p>
        </text:list-item>
        <text:list-item>
          <text:p text:style-name="P36">To learn how to set permissions to files and directories.</text:p>
        </text:list-item>
      </text:list>
      <text:h text:style-name="P11" text:outline-level="1"/>
      <text:h text:style-name="P12" text:outline-level="1">Contents</text:h>
      <text:p text:style-name="P1"><text:span text:style-name="T16">It is very important to use this </text:span><text:span text:style-name="T17">free </text:span><text:span text:style-name="T16">book </text:span><text:span text:style-name="T17">about Linux </text:span><text:span text:style-name="T18">command</text:span><text:span text:style-name="T17"> line</text:span><text:span text:style-name="T16"> (“</text:span><text:span text:style-name="T17">The Linux command line” <text:s/></text:span><text:a xlink:type="simple" xlink:href="http://linuxcommand.org/tlcl.php" text:style-name="Internet_20_link" text:visited-style-name="Visited_20_Internet_20_Link"><text:span text:style-name="T17">http://linuxcommand.org/tlcl.php</text:span></text:a><text:span text:style-name="T17"> ) a</text:span><text:span text:style-name="T16">s reference.</text:span></text:p>
      <text:list xml:id="list2835408036" text:style-name="L3">
        <text:list-item>
          <text:p text:style-name="P29">What is Linux.</text:p>
        </text:list-item>
        <text:list-item>
          <text:p text:style-name="P29">Software licenses.</text:p>
        </text:list-item>
        <text:list-item>
          <text:p text:style-name="P29">Installation.</text:p>
        </text:list-item>
        <text:list-item>
          <text:p text:style-name="P29">Applications</text:p>
        </text:list-item>
        <text:list-item>
          <text:p text:style-name="P30">Users</text:p>
        </text:list-item>
        <text:list-item>
          <text:p text:style-name="P30">Groups</text:p>
        </text:list-item>
        <text:list-item>
          <text:p text:style-name="P30">Permissions</text:p>
        </text:list-item>
        <text:list-item>
          <text:p text:style-name="P30">Main commands</text:p>
        </text:list-item>
      </text:list>
      <text:h text:style-name="P10" text:outline-level="1">Activities</text:h>
      <text:p text:style-name="P2">The first activity is to install Linux in a virtual machine with custom partitions.</text:p>
      <text:p text:style-name="P31">Later you have to investigate about system.</text:p>
      <text:h text:style-name="P10" text:outline-level="1">Recommendations</text:h>
      <text:p text:style-name="P2">This is a large and practical unit. The most important is to get acquainted with Linux. There a few concepts, but you need to practice a lot with them.</text:p>
      <text:p text:style-name="P2">It is very important:</text:p>
      <text:list xml:id="list3564978818" text:style-name="L4">
        <text:list-item>
          <text:p text:style-name="P33">To know the different types of software licenses.</text:p>
        </text:list-item>
        <text:list-item>
          <text:p text:style-name="P33">To install <text:span text:style-name="T19">L</text:span>inux in a custom way.</text:p>
        </text:list-item>
        <text:list-item>
          <text:p text:style-name="P33">To understand the way in which Linux calls devices.</text:p>
        </text:list-item>
        <text:list-item>
          <text:p text:style-name="P33">To learn how to install programs.</text:p>
        </text:list-item>
        <text:list-item>
          <text:p text:style-name="P32">To learn how to manage users and groups.</text:p>
        </text:list-item>
        <text:list-item>
          <text:p text:style-name="P32">To learn how to set permissions.</text:p>
        </text:list-item>
        <text:list-item>
          <text:p text:style-name="P32">To learn basic Linux commands.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.14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1DT14H37M6S</meta:editing-duration>
    <meta:editing-cycles>33</meta:editing-cycles>
    <meta:generator>LibreOffice/6.3.1.2$Linux_X86_64 LibreOffice_project/30$Build-2</meta:generator>
    <dc:title>Plantilla CEED</dc:title>
    <dc:date>2019-09-27T12:06:58.083000028</dc:date>
    <meta:print-date>2017-02-26T11:12:02.428000000</meta:print-date>
    <meta:document-statistic meta:table-count="0" meta:image-count="1" meta:object-count="0" meta:page-count="4" meta:paragraph-count="67" meta:word-count="397" meta:character-count="2289" meta:non-whitespace-character-count="1972"/>
    <meta:template xlink:type="simple" xlink:actuate="onRequest" xlink:title="Plantilla CEED" xlink:href="../../.config/libreoffice/4/user/template/Plantilla%20CEED.ott" meta:date="2016-09-15T13:17:11.020000000"/>
  </office:meta>
</office:document-meta>
</file>